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byssinica SIL" style:font-name-complex="Abyssinica SIL"/>
    </style:style>
    <style:style style:name="P2" style:family="paragraph" style:parent-style-name="Standard">
      <style:text-properties style:font-name="Abyssinica SIL" fo:font-size="32pt" style:font-size-asian="32pt" style:font-name-complex="Abyssinica SIL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መስበር</text:p>
      <text:p text:style-name="P2">ማወቅ</text:p>
      <text:p text:style-name="P2">መቁጠር</text:p>
      <text:p text:style-name="P2">መንገድ</text:p>
      <text:p text:style-name="P2">ማገገም</text:p>
      <text:p text:style-name="P2">መጋለብ</text:p>
      <text:p text:style-name="P2">መፈለግ</text:p>
      <text:p text:style-name="P2">ማደስ</text:p>
      <text:p text:style-name="P2">ማገል</text:p>
      <text:p text:style-name="P2">መቆለፍ</text:p>
      <text:p text:style-name="P2">መፀፀት</text:p>
      <text:p text:style-name="P2">መስማት</text:p>
      <text:p text:style-name="P2">መሙላት</text:p>
      <text:p text:style-name="P2">መላላት</text:p>
      <text:p text:style-name="P2">መለካት</text:p>
      <text:p text:style-name="P2">መቅጣት</text:p>
      <text:p text:style-name="P2">ማሟሸት</text:p>
      <text:p text:style-name="P2">ማየት</text:p>
      <text:p text:style-name="P2">መለየት</text:p>
      <text:p text:style-name="P2">ማዘት</text:p>
      <text:p text:style-name="P2">መቆየት</text:p>
      <text:p text:style-name="P2">መዳኘት</text:p>
      <text:p text:style-name="P2">መላክ</text:p>
      <text:p text:style-name="P2">መሾም</text:p>
      <text:p text:style-name="P2">ማጬስ</text:p>
      <text:p text:style-name="P2">መመንዘር</text:p>
      <text:p text:style-name="P2">መንከስ</text:p>
      <text:p text:style-name="P2">ማንቀር</text:p>
      <text:p text:style-name="P2">ማማከል</text:p>
      <text:p text:style-name="P2">መከፍከፍ</text:p>
      <text:p text:style-name="P2">ማቆላመጥ</text:p>
      <text:p text:style-name="P2">መዘንጋት</text:p>
      <text:p text:style-name="P2">መመንቸክ</text:p>
      <text:p text:style-name="P2">ማርጀት</text:p>
      <text:p text:style-name="P2">መጉብኘት</text:p>
      <text:p text:style-name="P2">መወዳጀ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28:05.490000000</meta:creation-date>
    <dc:date>2019-03-28T17:51:14.832000000</dc:date>
    <meta:editing-duration>PT2M46S</meta:editing-duration>
    <meta:editing-cycles>1</meta:editing-cycles>
    <meta:document-statistic meta:table-count="0" meta:image-count="0" meta:object-count="0" meta:page-count="1" meta:paragraph-count="36" meta:word-count="36" meta:character-count="143" meta:non-whitespace-character-count="143"/>
    <meta:generator>LibreOffice/6.1.0.3$Windows_X86_64 LibreOffice_project/efb621ed25068d70781dc026f7e9c5187a4decd1</meta:generator>
  </office:meta>
</office:document-meta>
</file>